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A6B00000331646E3072CDF2C04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2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" style:family="paragraph">
      <loext:graphic-properties draw:fill-color="#ffffff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Title 1" presentation:style-name="pr1" draw:text-style-name="P1" draw:layer="layout" svg:width="28.398cm" svg:height="6.336cm" svg:x="2.734cm" svg:y="2.192cm" presentation:class="title" presentation:placeholder="true" presentation:user-transformed="true">
          <draw:text-box/>
        </draw:frame>
        <draw:frame draw:name="Subtitle 2" presentation:style-name="pr2" draw:text-style-name="P2" draw:layer="layout" svg:width="28.398cm" svg:height="3.783cm" svg:x="2.734cm" svg:y="9.525cm" presentation:class="subtitle" presentation:placeholder="true" presentation:user-transformed="true">
          <draw:text-box/>
        </draw:fram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msFillGradient_20_1" draw:display-name="msFillGradient 1" draw:style="linear" draw:start-color="#d9d9d9" draw:end-color="#f6f8fc" draw:start-intensity="100%" draw:end-intensity="100%" draw:angle="225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gradient" draw:fill-gradient-name="msFill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1d7bd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loext:graphic-properties draw:fill="solid" draw:fill-color="#1d7bd7"/>
      <style:paragraph-properties fo:text-align="center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60pt" fo:letter-spacing="normal" fo:language="en" fo:country="US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8.398cm" svg:height="2.253cm" svg:x="2.734cm" svg:y="2.192cm" presentation:class="title" presentation:user-transformed="true">
        <draw:text-box>
          <text:p text:style-name="MP5"><text:span text:style-name="MT1">Click to edit Master title style</text:span></text:p>
        </draw:text-box>
      </draw:frame>
      <draw:custom-shape draw:name="Rectangle 6" draw:style-name="Mgr3" draw:text-style-name="MP7" draw:layer="backgroundobjects" svg:width="33.866cm" svg:height="3.412cm" svg:x="0cm" svg:y="15.70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8" draw:layer="backgroundobjects" svg:width="4.581cm" svg:height="1.403cm" svg:x="1.335cm" svg:y="16.709cm">
        <draw:image xlink:href="Pictures/1000020100000A6B00000331646E3072CDF2C042.png" xlink:type="simple" xlink:show="embed" xlink:actuate="onLoad" draw:mime-type="image/png">
          <text:p/>
        </draw:image>
      </draw:frame>
      <draw:custom-shape draw:name="TextBox 13" draw:style-name="Mgr5" draw:text-style-name="MP10" draw:layer="backgroundobjects" svg:width="10.818cm" svg:height="1.267cm" svg:x="22.249cm" svg:y="16.769cm">
        <text:p text:style-name="MP9"><text:span text:style-name="MT2">OWASP FOUNDA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" draw:style-name="Mgr5" draw:text-style-name="MP10" draw:layer="backgroundobjects" svg:width="1.122cm" svg:height="0.547cm" svg:x="5.596cm" svg:y="17.496cm">
        <text:p text:style-name="MP11"><text:span text:style-name="MT3">TM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title>PowerPoint Presentation</dc:title>
    <meta:editing-cycles>8</meta:editing-cycles>
    <meta:creation-date>2021-01-28T15:12:18.515050716</meta:creation-date>
    <dc:date>2021-01-28T15:18:46.999021331</dc:date>
    <meta:editing-duration>PT1H26M28S</meta:editing-duration>
    <meta:generator>LibreOffice/7.0.4.2$MacOSX_X86_64 LibreOffice_project/dcf040e67528d9187c66b2379df5ea4407429775</meta:generator>
    <meta:document-statistic meta:object-count="26"/>
    <meta:user-defined meta:name="AppVersion">16.0000</meta:user-defined>
    <meta:user-defined meta:name="ContentTypeId">0x010100F57D50674ECA7045A28F7B790FC42FAC</meta:user-defined>
    <meta:user-defined meta:name="PresentationFormat">Widescreen</meta:user-defined>
    <meta:user-defined meta:name="Slides" meta:value-type="float">1</meta:user-defined>
  </office:meta>
</office:document-meta>
</file>